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TestContextBootstrapper.getContextCustomizer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CustomizerSpringRunnerTests.inject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